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3.247cm" table:align="left"/>
    </style:style>
    <style:style style:name="Tabelle1.A" style:family="table-column">
      <style:table-column-properties style:column-width="0.794cm"/>
    </style:style>
    <style:style style:name="Tabelle1.B" style:family="table-column">
      <style:table-column-properties style:column-width="0.79cm"/>
    </style:style>
    <style:style style:name="Tabelle1.C" style:family="table-column">
      <style:table-column-properties style:column-width="0.822cm"/>
    </style:style>
    <style:style style:name="Tabelle1.D" style:family="table-column">
      <style:table-column-properties style:column-width="0.841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P2" style:family="paragraph" style:parent-style-name="Standard">
      <style:text-properties fo:color="#800000"/>
    </style:style>
    <style:style style:name="P3" style:family="paragraph" style:parent-style-name="Standard">
      <style:text-properties style:use-window-font-color="true"/>
    </style:style>
    <style:style style:name="P4" style:family="paragraph" style:parent-style-name="Standard">
      <style:text-properties style:text-underline-style="solid" style:text-underline-width="auto" style:text-underline-color="font-color"/>
    </style:style>
    <style:style style:name="P5" style:family="paragraph" style:parent-style-name="Standard">
      <style:text-properties style:text-underline-style="none"/>
    </style:style>
    <style:style style:name="P6" style:family="paragraph" style:parent-style-name="Standard">
      <style:text-properties fo:font-style="italic" style:text-underline-style="none" style:font-style-asian="italic" style:font-style-complex="italic"/>
    </style:style>
    <style:style style:name="P7" style:family="paragraph" style:parent-style-name="Text_20_body">
      <style:text-properties fo:color="#800000"/>
    </style:style>
    <style:style style:name="P8" style:family="paragraph" style:parent-style-name="Standard" style:list-style-name="L1"/>
    <style:style style:name="P9" style:family="paragraph" style:parent-style-name="Standard" style:list-style-name="L2"/>
    <style:style style:name="P10" style:family="paragraph" style:parent-style-name="Standard" style:list-style-name="L3">
      <style:text-properties style:text-underline-style="none"/>
    </style:style>
    <style:style style:name="P11" style:family="paragraph" style:parent-style-name="Standard" style:list-style-name="L4">
      <style:text-properties style:font-size-asian="10.5pt"/>
    </style:style>
    <style:style style:name="P12" style:family="paragraph" style:parent-style-name="Standard">
      <style:text-properties style:text-position="0% 100%" style:font-size-asian="10.5pt"/>
    </style:style>
    <style:style style:name="P13" style:family="paragraph" style:parent-style-name="Standard" style:list-style-name="L4">
      <style:text-properties style:text-position="0% 100%" style:font-size-asian="10.5pt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text-align="center"/>
    </style:style>
    <style:style style:name="T1" style:family="text">
      <style:text-properties style:font-size-asian="10.5pt" style:text-overline-style="solid" style:text-overline-width="auto" style:text-overline-color="font-color"/>
    </style:style>
    <style:style style:name="T2" style:family="text">
      <style:text-properties style:text-overline-style="solid" style:text-overline-width="auto" style:text-overline-color="font-color"/>
    </style:style>
    <style:style style:name="T3" style:family="text">
      <style:text-properties style:text-position="0% 100%" style:font-size-asian="10.5pt"/>
    </style:style>
    <style:style style:name="T4" style:family="text">
      <style:text-properties style:text-position="0% 100%" style:font-size-asian="10.5pt" style:text-overline-style="solid" style:text-overline-width="auto" style:text-overline-color="font-color"/>
    </style:style>
    <style:style style:name="T5" style:family="text">
      <style:text-properties fo:color="#ff0000"/>
    </style:style>
    <style:style style:name="T6" style:family="text">
      <style:text-properties fo:color="#0000ff"/>
    </style:style>
    <style:style style:name="T7" style:family="text">
      <style:text-properties fo:color="#ffff00"/>
    </style:style>
    <style:style style:name="T8" style:family="text">
      <style:text-properties style:text-line-through-style="solid"/>
    </style:style>
    <style:style style:name="T9" style:family="text">
      <style:text-properties style:text-line-through-style="solid" style:text-overline-style="solid" style:text-overline-width="auto" style:text-overline-color="font-color"/>
    </style:style>
    <style:style style:name="T10" style:family="text">
      <style:text-properties style:text-line-through-style="solid" style:font-name="Times New Roman1"/>
    </style:style>
    <style:style style:name="T11" style:family="text">
      <style:text-properties style:text-overline-style="none" style:text-overline-color="font-color"/>
    </style:style>
    <style:style style:name="T12" style:family="text">
      <style:text-properties style:font-name="Times New Roman1"/>
    </style:style>
    <style:style style:name="T13" style:family="text">
      <style:text-properties style:font-name="Times New Roman1" style:text-overline-style="none" style:text-overline-color="font-color"/>
    </style:style>
    <style:style style:name="T14" style:family="text">
      <style:text-properties fo:color="#00800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Circle" draw:marker-start-width="0.101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Circle" draw:marker-end-width="0.101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Arrow" draw:marker-end-width="0.101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7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1.9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ff0000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color="#0000ff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color="#008000" draw:fill="none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gitaltechnik</text:p>
      <text:h text:style-name="Heading_20_1" text:outline-level="1">1. Duale Zahlensysteme</text:h>
      <text:p text:style-name="P7"><text:tab/>Dezimal → Dual</text:p>
      <text:list xml:id="list1214696078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Möglichkeit: Zerlegeverfahren</text:p>
                        </text:list-item>
                        <text:list-item>
                          <text:p text:style-name="P8">Möglichkeit: Restwertverfahre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963582498" text:style-name="L2">
        <text:list-item>
          <text:p text:style-name="P9">Zerlegeverfahren</text:p>
        </text:list-item>
      </text:list>
      <text:p text:style-name="Standard"/>
      <text:p text:style-name="Standard">Bsp: 125 = 111101</text:p>
      <text:p text:style-name="Standard"><draw:frame draw:style-name="fr1" draw:name="Objekt1" text:anchor-type="as-char" svg:y="-0.437cm" svg:width="6.927cm" svg:height="0.52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text:s text:c="3"/>64 <text:s text:c="5"/>32 <text:s text:c="4"/>16 <text:s text:c="6"/>8 <text:s text:c="6"/>4 <text:s text:c="7"/>0 <text:s text:c="6"/>1 <text:s text:c="4"/>(=125)</text:p>
      <text:p text:style-name="Standard"><text:s text:c="4"/>1 <text:s text:c="7"/>1 <text:s text:c="6"/>1 <text:s text:c="7"/>1 <text:s text:c="6"/>1 <text:s text:c="7"/>0 <text:s text:c="6"/>1 <text:s text:c="4"/>(=125)</text:p>
      <text:p text:style-name="Standard"/>
      <text:p text:style-name="P2">Dual → Dezimal</text:p>
      <text:p text:style-name="P2"/>
      <text:p text:style-name="P3">10111,11</text:p>
      <text:p text:style-name="P3"/>
      <text:p text:style-name="P3"><draw:frame draw:style-name="fr1" draw:name="Objekt2" text:anchor-type="as-char" svg:y="-0.437cm" svg:width="7.131cm" svg:height="0.52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><text:s text:c="4"/>1 <text:s text:c="7"/>0 <text:s text:c="6"/>1 <text:s text:c="7"/>1 <text:s text:c="7"/>1 <text:s text:c="5"/>1 <text:s text:c="6"/>1</text:p>
      <text:p text:style-name="P3"><text:s text:c="3"/>16+ <text:s text:c="4"/>0+ <text:s text:c="4"/>4+ <text:s text:c="4"/>2+ <text:s text:c="5"/>1=23,75</text:p>
      <text:p text:style-name="P7"/>
      <text:p text:style-name="Heading">2. Logische Grundbausteine</text:p>
      <text:p text:style-name="Text_20_body"/>
      <text:p text:style-name="Text_20_body">UND-Verknüpfung</text:p>
      <text:p text:style-name="Text_20_body">Schaltung:</text:p>
      <text:p text:style-name="Text_20_body"><draw:g text:anchor-type="paragraph" draw:z-index="2" draw:style-name="gr1"><draw:line draw:style-name="gr2" draw:text-style-name="P14" svg:x1="2cm" svg:y1="0.18cm" svg:x2="3.489cm" svg:y2="0.18cm"><text:p/></draw:line><draw:line draw:style-name="gr3" draw:text-style-name="P14" svg:x1="3.489cm" svg:y1="0.181cm" svg:x2="3.936cm" svg:y2="-0.077cm"><text:p/></draw:line><draw:line draw:style-name="gr3" draw:text-style-name="P14" svg:x1="3.935cm" svg:y1="0.18cm" svg:x2="4.977cm" svg:y2="0.18cm"><text:p/></draw:line><draw:line draw:style-name="gr3" draw:text-style-name="P14" svg:x1="4.976cm" svg:y1="0.18cm" svg:x2="5.423cm" svg:y2="-0.078cm"><text:p/></draw:line><draw:line draw:style-name="gr4" draw:text-style-name="P14" svg:x1="5.424cm" svg:y1="0.18cm" svg:x2="6.913cm" svg:y2="0.18cm"><text:p/></draw:line><draw:line draw:style-name="gr3" draw:text-style-name="P14" svg:x1="6.317cm" svg:y1="0.096cm" svg:x2="6.317cm" svg:y2="0.268cm"><text:p/></draw:line><draw:line draw:style-name="gr3" draw:text-style-name="P14" svg:x1="6.317cm" svg:y1="0.096cm" svg:x2="6.615cm" svg:y2="0.182cm"><text:p/></draw:line><draw:line draw:style-name="gr3" draw:text-style-name="P14" svg:x1="6.317cm" svg:y1="0.266cm" svg:x2="6.615cm" svg:y2="0.18cm"><text:p/></draw:line><draw:line draw:style-name="gr3" draw:text-style-name="P14" svg:x1="6.613cm" svg:y1="0.096cm" svg:x2="6.613cm" svg:y2="0.268cm"><text:p/></draw:line><draw:line draw:style-name="gr5" draw:text-style-name="P14" svg:x1="6.466cm" svg:y1="0.095cm" svg:x2="6.764cm" svg:y2="-0.077cm"><text:p/></draw:line><draw:line draw:style-name="gr5" draw:text-style-name="P14" svg:x1="6.317cm" svg:y1="0.095cm" svg:x2="6.762cm" svg:y2="-0.077cm"><text:p/></draw:line><draw:line draw:style-name="gr5" draw:text-style-name="P14" svg:x1="6.317cm" svg:y1="0.095cm" svg:x2="6.615cm" svg:y2="-0.077cm"><text:p/></draw:line></draw:g></text:p>
      <text:p text:style-name="Text_20_body">NAND-Verknüpfung</text:p>
      <text:p text:style-name="Text_20_body">=negiertes UND</text:p>
      <text:p text:style-name="Text_20_body"/>
      <text:p text:style-name="Text_20_body">A1 zieht an → K1 im Strompfad 2 öffnet → LED geht aus</text:p>
      <text:p text:style-name="Standard"/>
      <text:p text:style-name="P4">Analyse von Binärschaltungen</text:p>
      <text:p text:style-name="Standard">siehe Arbeitsblatt</text:p>
      <text:p text:style-name="Standard"/>
      <text:p text:style-name="P4">Vereinfachung nach KV (Karnaut Veight)</text:p>
      <text:p text:style-name="P4"/>
      <text:p text:style-name="P6">Vorgehensweise:</text:p>
      <text:list xml:id="list1395010806" text:style-name="L3">
        <text:list-item>
          <text:p text:style-name="P10">Ermitteln der Eingangsvariablen</text:p>
          <text:p text:style-name="P10">z.B. 3 Eingangsvariablen = 2³ = 8 Felder</text:p>
        </text:list-item>
        <text:list-item>
          <text:p text:style-name="P10">Bezeichnen der Felder</text:p>
        </text:list-item>
      </text:list>
      <text:p text:style-name="P5"/>
      <text:p text:style-name="P5"/>
      <text:p text:style-name="P5"/>
      <text:p text:style-name="P5"/>
      <text:p text:style-name="P5"/>
      <text:p text:style-name="P5"><text:soft-page-break/>KV-Diagramm</text:p>
      <text:p text:style-name="P5"/>
      <text:p text:style-name="Text_20_body"><draw:custom-shape text:anchor-type="paragraph" draw:z-index="7" draw:style-name="gr9" draw:text-style-name="P15" svg:width="1.548cm" svg:height="0.876cm" svg:x="-0.051cm" svg:y="0.6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style-name="gr10" draw:text-style-name="P15" svg:width="0.754cm" svg:height="1.791cm" svg:x="0.661cm" svg:y="0.6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style-name="gr11" draw:text-style-name="P15" svg:width="0.653cm" svg:height="0.713cm" svg:x="2.471cm" svg:y="0.78cm"><text:p/>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 <text:s text:c="4"/>E<text:span text:style-name="T3">0</text:span> <text:s text:c="11"/><text:span text:style-name="T2">E</text:span><text:span text:style-name="T4">0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Text_20_body"><draw:line text:anchor-type="paragraph" draw:z-index="3" draw:style-name="gr6" draw:text-style-name="P15" svg:x1="2.944cm" svg:y1="0.871cm" svg:x2="4.315cm" svg:y2="0.462cm"><text:p/></draw:line><draw:line text:anchor-type="paragraph" draw:z-index="4" draw:style-name="gr6" draw:text-style-name="P15" svg:x1="3.016cm" svg:y1="0.27cm" svg:x2="4.17cm" svg:y2="0.222cm"><text:p/></draw:line><draw:frame text:anchor-type="paragraph" draw:z-index="5" draw:style-name="gr7" svg:width="2.671cm" svg:height="0.747cm" svg:x="4.29cm" svg:y="0.03cm"><draw:text-box><text:p>Felder</text:p></draw:text-box></draw:frame><draw:frame text:anchor-type="paragraph" draw:z-index="6" draw:style-name="gr8" svg:width="0.814cm" svg:height="1.913cm" svg:x="-0.656cm" svg:y="0.085cm"><draw:text-box><text:p>E1</text:p><text:p/><text:p><text:span text:style-name="T2">E1</text:span></text:p></draw:text-box></draw:frame><draw:custom-shape text:anchor-type="paragraph" draw:z-index="10" draw:style-name="gr11" draw:text-style-name="P15" svg:width="0.713cm" svg:height="0.692cm" svg:x="-0.148cm" svg:y="0.023cm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1</text:p>
          </table:table-cell>
          <table:table-cell table:style-name="Tabelle1.A1" office:value-type="string">
            <text:p text:style-name="Text_20_body">1</text:p>
          </table:table-cell>
          <table:table-cell table:style-name="Tabelle1.A1" office:value-type="string">
            <text:p text:style-name="Text_20_body"/>
          </table:table-cell>
          <table:table-cell table:style-name="Tabelle1.D1" office:value-type="string">
            <text:p text:style-name="Text_20_body">1</text:p>
          </table:table-cell>
        </table:table-row>
        <table:table-row>
          <table:table-cell table:style-name="Tabelle1.A2" office:value-type="string">
            <text:p text:style-name="Text_20_body"/>
          </table:table-cell>
          <table:table-cell table:style-name="Tabelle1.A2" office:value-type="string">
            <text:p text:style-name="Text_20_body">1</text:p>
          </table:table-cell>
          <table:table-cell table:style-name="Tabelle1.A2" office:value-type="string">
            <text:p text:style-name="Text_20_body"/>
          </table:table-cell>
          <table:table-cell table:style-name="Tabelle1.D2" office:value-type="string">
            <text:p text:style-name="Text_20_body"/>
          </table:table-cell>
        </table:table-row>
      </table:table>
      <text:p text:style-name="Text_20_body"><text:s text:c="2"/>E<text:span text:style-name="T3">2</text:span> <text:s text:c="7"/>E<text:span text:style-name="T3">2</text:span> <text:s text:c="6"/><text:span text:style-name="T1">E</text:span><text:span text:style-name="T4">2</text:span></text:p>
      <text:list xml:id="list883367416" text:style-name="L4">
        <text:list-item>
          <text:p text:style-name="P11">Eintragen der Ausgänge = 1</text:p>
        </text:list-item>
        <text:list-item>
          <text:p text:style-name="P13">Zusammenfassen der Einsen zu Blöcken</text:p>
        </text:list-item>
        <text:list-item>
          <text:p text:style-name="P13">logische Gleichung für Gesamtverknüpfung aufschreiben</text:p>
          <text:p text:style-name="P13"><text:span text:style-name="T5">A1</text:span> = E0 <text:span text:style-name="T12">Λ </text:span>E1 <text:span text:style-name="T12">Λ </text:span><text:span text:style-name="T9">E2</text:span><text:span text:style-name="T8"> </text:span><text:span text:style-name="T10">Λ </text:span><text:span text:style-name="T8">E2</text:span> = E0 <text:span text:style-name="T12">Λ E1</text:span></text:p>
          <text:p text:style-name="P13"><text:span text:style-name="T6">A2</text:span> = E0 <text:span text:style-name="T12">Λ </text:span><text:span text:style-name="T8">E1 </text:span><text:span text:style-name="T10">Λ </text:span><text:span text:style-name="T9">E1</text:span> <text:span text:style-name="T12">Λ </text:span>E2 = E0<text:span text:style-name="T12"> Λ E2</text:span></text:p>
          <text:p text:style-name="P13"><text:span text:style-name="T14">A3</text:span> = E1 <text:span text:style-name="T12">Λ </text:span><text:span text:style-name="T2">E2</text:span> <text:span text:style-name="T12">Λ </text:span><text:span text:style-name="T8">E0 </text:span><text:span text:style-name="T10">Λ </text:span><text:span text:style-name="T9">E0</text:span><text:span text:style-name="T11"> = E1 </text:span><text:span text:style-name="T13">Λ E2</text:span></text:p>
        </text:list-item>
        <text:list-item>
          <text:p text:style-name="P13">Zeichnen der logischen Schaltung</text:p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rad Mallok</meta:initial-creator>
    <meta:creation-date>2012-09-21T08:30:28</meta:creation-date>
    <dc:date>2013-03-15T10:08:35</dc:date>
    <dc:creator>Konrad Mallok</dc:creator>
    <meta:editing-duration>PT1H57M21S</meta:editing-duration>
    <meta:editing-cycles>7</meta:editing-cycles>
    <meta:generator>LibreOffice/3.5$Linux_X86_64 LibreOffice_project/350m1$Build-2</meta:generator>
    <meta:document-statistic meta:table-count="1" meta:image-count="0" meta:object-count="2" meta:page-count="2" meta:paragraph-count="42" meta:word-count="172" meta:character-count="764" meta:non-whitespace-character-count="732"/>
  </office:meta>
</office:document-meta>
</file>

<file path=Object 1/content.xml><?xml version="1.0" encoding="utf-8"?>
<math xmlns="http://www.w3.org/1998/Math/MathML">
  <semantics>
    <mrow>
      <mrow>
        <mrow>
          <mrow>
            <mrow>
              <mrow>
                <mrow>
                  <mrow>
                    <mn>1</mn>
                    <mo stretchy="false">⋅</mo>
                    <msup>
                      <mn>2</mn>
                      <mn>6</mn>
                    </msup>
                  </mrow>
                  <mo stretchy="false">+</mo>
                  <mrow>
                    <mn>1</mn>
                    <mo stretchy="false">⋅</mo>
                    <msup>
                      <mn>2</mn>
                      <mn>5</mn>
                    </msup>
                  </mrow>
                </mrow>
                <mo stretchy="false">+</mo>
                <mrow>
                  <mn>1</mn>
                  <mo stretchy="false">⋅</mo>
                  <mn>2⁴</mn>
                </mrow>
              </mrow>
              <mo stretchy="false">+</mo>
              <mrow>
                <mn>1</mn>
                <mo stretchy="false">⋅</mo>
                <msup>
                  <mn>2</mn>
                  <mn>3</mn>
                </msup>
              </mrow>
            </mrow>
            <mo stretchy="false">+</mo>
            <mrow>
              <mn>1</mn>
              <mo stretchy="false">⋅</mo>
              <msup>
                <mn>2</mn>
                <mn>2</mn>
              </msup>
            </mrow>
          </mrow>
          <mo stretchy="false">+</mo>
          <mrow>
            <mn>0</mn>
            <mo stretchy="false">⋅</mo>
            <msup>
              <mn>2</mn>
              <mn>1</mn>
            </msup>
          </mrow>
        </mrow>
        <mo stretchy="false">+</mo>
        <mrow>
          <mn>1</mn>
          <mo stretchy="false">⋅</mo>
          <msup>
            <mn>2</mn>
            <mn>0</mn>
          </msup>
        </mrow>
      </mrow>
    </mrow>
    <annotation encoding="StarMath 5.0">1 cdot 2^6 + 1 cdot 2^5 + 1 cdot 2⁴ + 1 cdot 2^3 + 1 cdot 2^2 + 0 cdot 2^1 + 1 cdot 2^0</annotation>
  </semantics>
</math>
</file>

<file path=Object 2/content.xml><?xml version="1.0" encoding="utf-8"?>
<math xmlns="http://www.w3.org/1998/Math/MathML">
  <semantics>
    <mrow>
      <mrow>
        <mrow>
          <mrow>
            <mrow>
              <mrow>
                <mn>1</mn>
                <mo stretchy="false">⋅</mo>
                <msup>
                  <mn>2</mn>
                  <mn>4</mn>
                </msup>
              </mrow>
              <mo stretchy="false">+</mo>
              <mrow>
                <mn>0</mn>
                <mo stretchy="false">⋅</mo>
                <msup>
                  <mn>2</mn>
                  <mn>3</mn>
                </msup>
              </mrow>
            </mrow>
            <mo stretchy="false">+</mo>
            <mrow>
              <mn>1</mn>
              <mo stretchy="false">⋅</mo>
              <msup>
                <mn>2</mn>
                <mn>2</mn>
              </msup>
            </mrow>
          </mrow>
          <mo stretchy="false">+</mo>
          <mrow>
            <mn>1</mn>
            <mo stretchy="false">⋅</mo>
            <msup>
              <mn>2</mn>
              <mn>1</mn>
            </msup>
          </mrow>
        </mrow>
        <mo stretchy="false">+</mo>
        <mrow>
          <mn>1</mn>
          <mo stretchy="false">⋅</mo>
          <msup>
            <mn>2</mn>
            <mn>0</mn>
          </msup>
        </mrow>
      </mrow>
      <mrow>
        <mrow>
          <mn>,1</mn>
          <mo stretchy="false">⋅</mo>
          <msup>
            <mn>2</mn>
            <mrow>
              <mo stretchy="false">−</mo>
              <mn>1</mn>
            </mrow>
          </msup>
        </mrow>
        <mo stretchy="false">+</mo>
        <mrow>
          <mn>1</mn>
          <mo stretchy="false">⋅</mo>
          <msup>
            <mn>2</mn>
            <mrow>
              <mo stretchy="false">−</mo>
              <mn>2</mn>
            </mrow>
          </msup>
        </mrow>
      </mrow>
    </mrow>
    <annotation encoding="StarMath 5.0">1 cdot 2^4 + 0 cdot 2^3 + 1 cdot 2^2 + 1 cdot 2^1 + 1 cdot 2^0 ,1 cdot 2^-1 + 1 cdot 2^-2</annotation>
  </semantics>
</math>
</file>